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83in"/>
    </style:style>
    <style:style style:name="co2" style:family="table-column">
      <style:table-column-properties fo:break-before="auto" style:column-width="1.4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miR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let-7a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let-7f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03a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03b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25b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28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35a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8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199a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0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3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4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9b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29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1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c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30c-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451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451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551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7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a-mir-9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let-7a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let-7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1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1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3a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3b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6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0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4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28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0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3a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3a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3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5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8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38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6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48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5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5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6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6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1a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1b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1b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8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0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0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6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b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19b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0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6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8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8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9a-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19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6a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7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9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29b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0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3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4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4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5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5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3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4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499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499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sa-mir-92a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a-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let-7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0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4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5b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2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0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5a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47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53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53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3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4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196a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00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00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08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1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3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4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6a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27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1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2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2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0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5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6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49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6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5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5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65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7-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7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7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2a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sa-mir-99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60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29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46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48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81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81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4-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6a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199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03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03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02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02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4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5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378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49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6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7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4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50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5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6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6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65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8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8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92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a-mir-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let-7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84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84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184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44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5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29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51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81a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93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199a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00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0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08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1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19a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3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26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02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1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6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6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6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9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39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50a-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6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7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7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5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1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5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67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77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9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a-mir-99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let-7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05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2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4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4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9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19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0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8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1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23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1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1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4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4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4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a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a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6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39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4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50a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50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6-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6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7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44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51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7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5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64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15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15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6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7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0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0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8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a-mir-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05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06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85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4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2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3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5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22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26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2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1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198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0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3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9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29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3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6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6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39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2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3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315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315-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4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49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7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87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4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0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0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5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0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0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7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7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7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68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77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80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80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a-mir-9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2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13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2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2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2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1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88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688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78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9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9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3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2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2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2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3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44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44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4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5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79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679-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7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7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8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4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5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5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1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7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68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8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78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80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a-mir-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5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5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89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289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4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19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22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16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16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6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78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9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39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2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3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5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6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47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09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3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5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0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64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68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1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7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80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80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8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a-mir-9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73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2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302-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47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51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1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3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2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02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19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19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1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b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b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c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20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78d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78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3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2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2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5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5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6b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36b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72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5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2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2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6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9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0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4a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4a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8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4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g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g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j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a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f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48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6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0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5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5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80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7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2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2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6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7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8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8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9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7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0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92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892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1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a-mir-9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33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33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4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5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5b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0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9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69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3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3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3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95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295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2-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5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8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2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0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0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5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0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0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5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5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6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0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0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0-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9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199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2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2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c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d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20d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22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7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87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90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90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8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8d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78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0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4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4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6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3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19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3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3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6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0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0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4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4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5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9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59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6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66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6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3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3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7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8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0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3a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3a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3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4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5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5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6a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6a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6b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7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7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8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a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19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0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1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1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6a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26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a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e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d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f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f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f-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h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h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8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49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3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3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5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1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6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1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1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1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5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0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2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2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4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1b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1b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9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69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0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7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6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5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8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973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7973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0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1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1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892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a-mir-9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185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54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55b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68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68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3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73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3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3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5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85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02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02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5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972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1972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2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35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56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58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58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198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22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0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0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d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89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10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13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13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26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3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83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283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19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72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77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77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9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9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09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50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50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76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76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4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0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4a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6b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8a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8a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19a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20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a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e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j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d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f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h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h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i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o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x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48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a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a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a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b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0b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1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a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a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c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2c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9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089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63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63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4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68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8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8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7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71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71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a-mir-8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1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18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56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79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180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48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48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0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3689d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771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4771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12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12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17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26a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b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h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i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i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48i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5692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511a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770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770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770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6859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7641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7641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7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69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69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0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a-mir-8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3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6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6-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sa-mir-568</text:p>
          </table:table-cell>
        </table:table-row>
      </table:table>
      <table:named-expressions/>
      <table:database-ranges>
        <table:database-range table:name="__Anonymous_Sheet_DB__0" table:target-range-address="Sheet1.A1:Sheet1.B188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1T20:06:06.15498089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762" meta:object-count="0"/>
  </office:meta>
</office:document-meta>
</file>